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a1" style:family="table">
      <style:table-properties style:width="5.8cm" table:align="center"/>
    </style:style>
    <style:style style:name="Tabella1.A" style:family="table-column">
      <style:table-column-properties style:column-width="1.203cm"/>
    </style:style>
    <style:style style:name="Tabella1.B" style:family="table-column">
      <style:table-column-properties style:column-width="4.597cm"/>
    </style:style>
    <style:style style:name="Tabella2" style:family="table">
      <style:table-properties style:width="6.02cm" table:align="center" fo:keep-with-next="always" style:may-break-between-rows="false"/>
    </style:style>
    <style:style style:name="Tabella2.A" style:family="table-column">
      <style:table-column-properties style:column-width="1.226cm"/>
    </style:style>
    <style:style style:name="Tabella2.B" style:family="table-column">
      <style:table-column-properties style:column-width="1.035cm"/>
    </style:style>
    <style:style style:name="Tabella2.C" style:family="table-column">
      <style:table-column-properties style:column-width="1.155cm"/>
    </style:style>
    <style:style style:name="Tabella2.D" style:family="table-column">
      <style:table-column-properties style:column-width="1.492cm"/>
    </style:style>
    <style:style style:name="Tabella2.E" style:family="table-column">
      <style:table-column-properties style:column-width="1.111cm"/>
    </style:style>
    <style:style style:name="Tabella2.A1" style:family="table-cell">
      <style:table-cell-properties fo:padding="0cm" fo:border="none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Frame_20_contents">
      <style:paragraph-properties fo:margin-top="0cm" fo:margin-bottom="0cm" loext:contextual-spacing="false"/>
      <style:text-properties style:font-name="DejaVu Sans Mono" fo:font-size="8pt" fo:language="en" fo:country="GB" style:font-size-asian="8pt" style:font-size-complex="8pt"/>
    </style:style>
    <style:style style:name="P4" style:family="paragraph" style:parent-style-name="Footnote">
      <style:text-properties fo:language="en" fo:country="GB"/>
    </style:style>
    <style:style style:name="P5" style:family="paragraph" style:parent-style-name="Footnote">
      <style:text-properties officeooo:rsid="00080f08" officeooo:paragraph-rsid="00080f08"/>
    </style:style>
    <style:style style:name="P6" style:family="paragraph" style:parent-style-name="fig.">
      <style:paragraph-properties fo:text-align="center" style:justify-single-word="false"/>
      <style:text-properties fo:language="en" fo:country="GB"/>
    </style:style>
    <style:style style:name="P7" style:family="paragraph" style:parent-style-name="fig.">
      <style:paragraph-properties fo:text-align="center" style:justify-single-word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paragraph-rsid="0007dc67"/>
    </style:style>
    <style:style style:name="P11" style:family="paragraph" style:parent-style-name="Standard">
      <style:text-properties fo:language="en" fo:country="US" officeooo:paragraph-rsid="0007dc67"/>
    </style:style>
    <style:style style:name="P12" style:family="paragraph" style:parent-style-name="Standard">
      <style:text-properties fo:language="en" fo:country="US" officeooo:paragraph-rsid="00081adb"/>
    </style:style>
    <style:style style:name="P13" style:family="paragraph" style:parent-style-name="Standard">
      <style:paragraph-properties fo:margin-top="0cm" fo:margin-bottom="0.199cm" loext:contextual-spacing="false"/>
      <style:text-properties fo:language="en" fo:country="US"/>
    </style:style>
    <style:style style:name="P14" style:family="paragraph" style:parent-style-name="Standard">
      <style:paragraph-properties fo:margin-top="0.199cm" fo:margin-bottom="0cm" loext:contextual-spacing="false"/>
      <style:text-properties fo:language="en" fo:country="US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officeooo:rsid="0007702b" officeooo:paragraph-rsid="0007702b"/>
    </style:style>
    <style:style style:name="P17" style:family="paragraph" style:parent-style-name="Text_20_body">
      <style:paragraph-properties fo:text-align="center" style:justify-single-word="false"/>
      <style:text-properties fo:language="en" fo:country="US" officeooo:rsid="0007702b" officeooo:paragraph-rsid="0007702b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07702b" officeooo:paragraph-rsid="0007c00e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080f08" officeooo:paragraph-rsid="00080f08"/>
    </style:style>
    <style:style style:name="P20" style:family="paragraph" style:parent-style-name="Standard" style:master-page-name="">
      <style:paragraph-properties style:page-number="auto" fo:keep-with-next="always"/>
      <style:text-properties fo:language="en" fo:country="US"/>
    </style:style>
    <style:style style:name="P21" style:family="paragraph" style:parent-style-name="Heading_20_1">
      <style:text-properties fo:language="en" fo:country="US"/>
    </style:style>
    <style:style style:name="P22" style:family="paragraph" style:parent-style-name="Heading_20_2">
      <style:text-properties fo:language="en" fo:country="US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7c00e"/>
    </style:style>
    <style:style style:name="T3" style:family="text">
      <style:text-properties officeooo:rsid="0007dc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0f08"/>
    </style:style>
    <style:style style:name="T6" style:family="text">
      <style:text-properties officeooo:rsid="00081adb"/>
    </style:style>
    <style:style style:name="T7" style:family="text">
      <style:text-properties officeooo:rsid="000885f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.101cm" fo:margin-right="0cm" fo:margin-top="0cm" fo:margin-bottom="0.3cm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21" text:outline-level="1">Mathematics used by the <text:span text:style-name="T1">FourBarLinkage</text:span> package</text:h>
      <text:p text:style-name="P13">Referring to <text:sequence-ref text:reference-format="category-and-value" text:ref-name="reffig.0">fig. 1</text:sequence-ref> the four-bar linkage <text:span text:style-name="T3">can be described</text:span> by four vectors namely</text:p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1"><draw:frame draw:style-name="fr7" draw:name="Oggetto1" text:anchor-type="as-char" svg:y="-0.377cm" svg:width="0.43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office:value-type="string">
            <text:p text:style-name="P1">Left rotating bar</text:p>
          </table:table-cell>
        </table:table-row>
        <table:table-row>
          <table:table-cell office:value-type="string">
            <text:p text:style-name="P1"><draw:frame draw:style-name="fr7" draw:name="Oggetto2" text:anchor-type="as-char" svg:y="-0.445cm" svg:width="0.436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office:value-type="string">
            <text:p text:style-name="P1">Floating bar</text:p>
          </table:table-cell>
        </table:table-row>
        <table:table-row>
          <table:table-cell office:value-type="string">
            <text:p text:style-name="P1"><draw:frame draw:style-name="fr7" draw:name="Oggetto3" text:anchor-type="as-char" svg:y="-0.377cm" svg:width="0.436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office:value-type="string">
            <text:p text:style-name="P1">Right rotating bar</text:p>
          </table:table-cell>
        </table:table-row>
        <table:table-row>
          <table:table-cell office:value-type="string">
            <text:p text:style-name="P1"><draw:frame draw:style-name="fr7" draw:name="Oggetto4" text:anchor-type="as-char" svg:y="-0.445cm" svg:width="0.443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P1">Ground fixed bar</text:p>
          </table:table-cell>
        </table:table-row>
      </table:table>
      <text:p text:style-name="P14"><draw:frame draw:style-name="fr1" draw:name="Cornice1" text:anchor-type="paragraph" svg:width="12.986cm" draw:z-index="4"><draw:text-box fo:min-height="7.541cm"><text:p text:style-name="P6"><draw:frame draw:style-name="fr5" draw:name="Immagine1" text:anchor-type="paragraph" svg:width="12.986cm" svg:height="7.541cm" style:rel-height="scale" draw:z-index="5"><draw:image xlink:href="../math.svg" xlink:type="simple" xlink:show="embed" xlink:actuate="onLoad"/></draw:frame>fig. <text:sequence text:ref-name="reffig.0" text:name="fig." text:formula="ooow:fig.+1" style:num-format="1">1</text:sequence>: Four-bar linkage geometry</text:p></draw:text-box></draw:frame></text:p>
      <text:p text:style-name="P14">Its configuration is completely defined by the angles<draw:frame draw:style-name="fr7" draw:name="Oggetto5" text:anchor-type="as-char" svg:y="-0.215cm" svg:width="0.48cm" svg:height="0.24cm" draw:z-index="6"><draw:object xlink:href="./Object 5" xlink:type="simple" xlink:show="embed" xlink:actuate="onLoad"/><draw:image xlink:href="./ObjectReplacements/Object 5" xlink:type="simple" xlink:show="embed" xlink:actuate="onLoad"/></draw:frame>and<draw:frame draw:style-name="fr7" draw:name="Oggetto6" text:anchor-type="as-char" svg:y="-0.31cm" svg:width="0.432cm" svg:height="0.418cm" draw:z-index="7"><draw:object xlink:href="./Object 6" xlink:type="simple" xlink:show="embed" xlink:actuate="onLoad"/><draw:image xlink:href="./ObjectReplacements/Object 6" xlink:type="simple" xlink:show="embed" xlink:actuate="onLoad"/></draw:frame>formed by the rotating bars with <text:span text:style-name="T6">the</text:span> positive direction of the X axis.</text:p>
      <text:p text:style-name="P11">The linkage, though, has only one degree of freedom, therefore <draw:frame draw:style-name="fr7" draw:name="Oggetto25" text:anchor-type="as-char" svg:y="-0.215cm" svg:width="0.48cm" svg:height="0.24cm" draw:z-index="8"><draw:object xlink:href="./Object 34" xlink:type="simple" xlink:show="embed" xlink:actuate="onLoad"/><draw:image xlink:href="./ObjectReplacements/Object 34" xlink:type="simple" xlink:show="embed" xlink:actuate="onLoad"/><svg:desc>formula</svg:desc></draw:frame>and<draw:frame draw:style-name="fr7" draw:name="Oggetto26" text:anchor-type="as-char" svg:y="-0.31cm" svg:width="0.432cm" svg:height="0.418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 <text:span text:style-name="T6">are </text:span>not independent and the first aim of this document is to find a mapping <draw:frame draw:style-name="fr7" draw:name="Object1" text:anchor-type="as-char" svg:y="-0.31cm" svg:width="1.097cm" svg:height="0.418cm" draw:z-index="32"><draw:object xlink:href="./Object 7" xlink:type="simple" xlink:show="embed" xlink:actuate="onLoad"/><draw:image xlink:href="./ObjectReplacements/Object 7" xlink:type="simple" xlink:show="embed" xlink:actuate="onLoad"/></draw:frame>.</text:p>
      <text:p text:style-name="P8">The aforementioned vectors must satisfy the vector relation <draw:frame draw:style-name="fr7" draw:name="Object2" text:anchor-type="as-char" svg:y="-0.443cm" svg:width="2.099cm" svg:height="0.534cm" draw:z-index="9"><draw:object xlink:href="./Object 8" xlink:type="simple" xlink:show="embed" xlink:actuate="onLoad"/><draw:image xlink:href="./ObjectReplacements/Object 8" xlink:type="simple" xlink:show="embed" xlink:actuate="onLoad"/></draw:frame> that can be solved with respect to the floating bar <draw:frame draw:style-name="fr7" draw:name="Object3" text:anchor-type="as-char" svg:y="-0.443cm" svg:width="2.155cm" svg:height="0.534cm" draw:z-index="10"><draw:object xlink:href="./Object 9" xlink:type="simple" xlink:show="embed" xlink:actuate="onLoad"/><draw:image xlink:href="./ObjectReplacements/Object 9" xlink:type="simple" xlink:show="embed" xlink:actuate="onLoad"/></draw:frame>.</text:p>
      <text:p text:style-name="P8">Considering that</text:p>
      <text:p text:style-name="P9"><draw:frame draw:style-name="fr7" draw:name="Object4" text:anchor-type="as-char" svg:y="-0.691cm" svg:width="5.851cm" svg:height="1.141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text:span text:style-name="T3">this </text:span>equation can be written as</text:p>
      <text:p text:style-name="P9"><draw:frame draw:style-name="fr7" draw:name="Object5" text:anchor-type="as-char" svg:y="-0.69cm" svg:width="8.624cm" svg:height="1.145cm" draw:z-index="12"><draw:object xlink:href="./Object 11" xlink:type="simple" xlink:show="embed" xlink:actuate="onLoad"/><draw:image xlink:href="./ObjectReplacements/Object 11" xlink:type="simple" xlink:show="embed" xlink:actuate="onLoad"/></draw:frame> </text:p>
      <text:p text:style-name="P8">where <text:s/><draw:frame draw:style-name="fr7" draw:name="Object6" text:anchor-type="as-char" svg:y="-0.443cm" svg:width="4.895cm" svg:height="0.556cm" draw:z-index="13"><draw:object xlink:href="./Object 12" xlink:type="simple" xlink:show="embed" xlink:actuate="onLoad"/><draw:image xlink:href="./ObjectReplacements/Object 12" xlink:type="simple" xlink:show="embed" xlink:actuate="onLoad"/></draw:frame>. </text:p>
      <text:p text:style-name="P8">The modulus<text:note text:id="ftn1" text:note-class="footnote"><text:note-citation>1</text:note-citation><text:note-body><text:p text:style-name="P4">By definition the modulus of a vector is positive, therefore the square root is taken with the positive determination only and squaring both sides of the equation is possible.</text:p></text:note-body></text:note> of <draw:frame draw:style-name="fr7" draw:name="Object7" text:anchor-type="as-char" svg:y="-0.445cm" svg:width="0.436cm" svg:height="0.536cm" draw:z-index="14"><draw:object xlink:href="./Object 13" xlink:type="simple" xlink:show="embed" xlink:actuate="onLoad"/><draw:image xlink:href="./ObjectReplacements/Object 13" xlink:type="simple" xlink:show="embed" xlink:actuate="onLoad"/></draw:frame> is<draw:frame draw:style-name="fr7" draw:name="Oggetto7" text:anchor-type="as-char" svg:y="-0.48cm" svg:width="7.167cm" svg:height="0.586cm" draw:z-index="15"><draw:object xlink:href="./Object 14" xlink:type="simple" xlink:show="embed" xlink:actuate="onLoad"/><draw:image xlink:href="./ObjectReplacements/Object 14" xlink:type="simple" xlink:show="embed" xlink:actuate="onLoad"/></draw:frame> and squaring both sides of the equation yields <draw:frame draw:style-name="fr7" draw:name="Oggetto8" text:anchor-type="as-char" svg:y="-0.437cm" svg:width="7.357cm" svg:height="0.543cm" draw:z-index="16"><draw:object xlink:href="./Object 15" xlink:type="simple" xlink:show="embed" xlink:actuate="onLoad"/><draw:image xlink:href="./ObjectReplacements/Object 15" xlink:type="simple" xlink:show="embed" xlink:actuate="onLoad"/></draw:frame>.</text:p>
      <text:p text:style-name="P11"><text:span text:style-name="T3">S</text:span>ome elementary algebraic manipulations <text:span text:style-name="T3">yield</text:span></text:p>
      <text:p text:style-name="P10"><draw:frame draw:style-name="fr7" draw:name="Oggetto9" text:anchor-type="as-char" svg:y="-0.437cm" svg:width="9.839cm" svg:height="0.543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8">that cannot easily be solved with respect to angle <draw:frame draw:style-name="fr7" draw:name="Oggetto10" text:anchor-type="as-char" svg:y="-0.215cm" svg:width="0.48cm" svg:height="0.24cm" draw:z-index="33"><draw:object xlink:href="./Object 17" xlink:type="simple" xlink:show="embed" xlink:actuate="onLoad"/><draw:image xlink:href="./ObjectReplacements/Object 17" xlink:type="simple" xlink:show="embed" xlink:actuate="onLoad"/></draw:frame> therefore a numerical procedure is <text:span text:style-name="T3">used by means of </text:span>the <text:span text:style-name="T4">fsolve()</text:span> function in the octave<text:note text:id="ftn2" text:note-class="footnote"><text:note-citation>2</text:note-citation><text:note-body><text:p text:style-name="P4">Octave is an open source language targeted at numerical computation which is designed to be compatible with Matlab.</text:p></text:note-body></text:note> language. </text:p>
      <text:p text:style-name="P8">Actually <text:span text:style-name="T4">fsolve()</text:span> is a minimizer that numerically approximates to zero the function <text:soft-page-break/><draw:frame draw:style-name="fr7" draw:name="Oggetto11" text:anchor-type="as-char" svg:y="-0.437cm" svg:width="9.922cm" svg:height="0.545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 therefore the code is composed by the definition of the function to be minimized and the call to the minizer.</text:p>
      <text:p text:style-name="P11"><draw:frame draw:style-name="fr2" draw:name="Cornice2" text:anchor-type="paragraph" svg:x="0.056cm" svg:y="0.589cm" svg:width="17.778cm" draw:z-index="26"><draw:text-box fo:min-height="2.919cm"><text:p text:style-name="P3">function y = f(beta)</text:p><text:p text:style-name="P3"><text:tab/>global a b c d alpha;</text:p><text:p text:style-name="P3"><text:tab/>y = a^2-b^2 +c^2 + d^2 - 2*a*d*cos(alpha) + 2*c*d*cos(beta) - 2*a*c*cos(alpha-beta);</text:p><text:p text:style-name="P3">endfunction</text:p><text:p text:style-name="P3">...</text:p><text:p text:style-name="P3"><text:tab/>[beta, fval, info] = fsolve(@f, initialApprox);<text:tab/><text:tab/><text:tab/></text:p><text:p text:style-name="P3">...</text:p></draw:text-box></draw:frame>The solver is called in its simplest version, i.e. without the Jacobian as the numerical convergence in such kind of trigonometric functions is not a problem.</text:p>
      <text:p text:style-name="P11">So the algorithm solves numerically the equation for all the angles covered by the left rotating bar. The initial approximation of <draw:frame draw:style-name="fr7" draw:name="Oggetto12" text:anchor-type="as-char" svg:y="-0.31cm" svg:width="0.432cm" svg:height="0.418cm" draw:z-index="34"><draw:object xlink:href="./Object 19" xlink:type="simple" xlink:show="embed" xlink:actuate="onLoad"/><draw:image xlink:href="./ObjectReplacements/Object 19" xlink:type="simple" xlink:show="embed" xlink:actuate="onLoad"/></draw:frame> is fixed at <draw:frame draw:style-name="fr7" draw:name="Oggetto16" text:anchor-type="as-char" svg:y="-0.377cm" svg:width="0.85cm" svg:height="0.467cm" draw:z-index="35"><draw:object xlink:href="./Object 23" xlink:type="simple" xlink:show="embed" xlink:actuate="onLoad"/><draw:image xlink:href="./ObjectReplacements/Object 23" xlink:type="simple" xlink:show="embed" xlink:actuate="onLoad"/></draw:frame> for the first value of <draw:frame draw:style-name="fr7" draw:name="Oggetto13" text:anchor-type="as-char" svg:y="-0.215cm" svg:width="0.48cm" svg:height="0.24cm" draw:z-index="36"><draw:object xlink:href="./Object 20" xlink:type="simple" xlink:show="embed" xlink:actuate="onLoad"/><draw:image xlink:href="./ObjectReplacements/Object 20" xlink:type="simple" xlink:show="embed" xlink:actuate="onLoad"/></draw:frame> and as the <draw:frame draw:style-name="fr7" draw:name="Oggetto14" text:anchor-type="as-char" svg:y="-0.215cm" svg:width="0.48cm" svg:height="0.24cm" draw:z-index="37"><draw:object xlink:href="./Object 21" xlink:type="simple" xlink:show="embed" xlink:actuate="onLoad"/><draw:image xlink:href="./ObjectReplacements/Object 21" xlink:type="simple" xlink:show="embed" xlink:actuate="onLoad"/></draw:frame>values are incremented, the last <draw:frame draw:style-name="fr7" draw:name="Oggetto15" text:anchor-type="as-char" svg:y="-0.31cm" svg:width="0.432cm" svg:height="0.418cm" draw:z-index="38"><draw:object xlink:href="./Object 22" xlink:type="simple" xlink:show="embed" xlink:actuate="onLoad"/><draw:image xlink:href="./ObjectReplacements/Object 22" xlink:type="simple" xlink:show="embed" xlink:actuate="onLoad"/></draw:frame> is used as initial approximation for the following <text:span text:style-name="T3">iteration</text:span>.</text:p>
      <text:h text:style-name="P22" text:outline-level="2">Classification of the leverages</text:h>
      <text:p text:style-name="P8">The rotating bars can rotate completely or oscillate <text:span text:style-name="T3">in an angle range</text:span>. The literature <text:span text:style-name="T3">calls </text:span>crank <text:span text:style-name="T3">a bar that </text:span>can rotate completely, rocker <text:span text:style-name="T3">a bar that oscillates</text:span>. The angle range of a rocker is always symmetrical in respect to the fixed ground bar (X axis in <text:sequence-ref text:reference-format="category-and-value" text:ref-name="reffig.0">fig. 1</text:sequence-ref>).</text:p>
      <text:p text:style-name="P8">The extreme conditions for both angles are summarized in <text:sequence-ref text:reference-format="category-and-value" text:ref-name="reffig.1">fig. 2</text:sequence-ref>.</text:p>
      <text:p text:style-name="P8"><draw:frame draw:style-name="fr3" draw:name="Cornice3" text:anchor-type="paragraph" svg:width="17cm" draw:z-index="19"><draw:text-box fo:min-height="10.005cm"><text:p text:style-name="P6"><draw:frame draw:style-name="fr5" draw:name="Immagine2" text:anchor-type="paragraph" svg:width="17cm" svg:height="10.005cm" style:rel-height="scale" draw:z-index="20"><draw:image xlink:href="../math01.svg" xlink:type="simple" xlink:show="embed" xlink:actuate="onLoad"/></draw:frame>fig. <text:sequence text:ref-name="reffig.1" text:name="fig." text:formula="ooow:fig.+1" style:num-format="1">2</text:sequence>: Extreme conditions for the rotating bars.</text:p></draw:text-box></draw:frame><text:span text:style-name="T6">It can be seen that</text:span> the extreme conditions for the angles are the configurations that transform the four-bars <text:span text:style-name="T6">linkage </text:span>into a triangle. Depending on the length of <text:span text:style-name="T5">each </text:span>bar, such triangles <text:span text:style-name="T6">are possible</text:span> or not.</text:p>
      <text:p text:style-name="P20"><text:soft-page-break/>The situation is the following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"/>
          </table:table-cell>
          <table:table-cell office:value-type="string">
            <text:p text:style-name="P2"/>
          </table:table-cell>
          <table:table-cell table:number-columns-spanned="3" office:value-type="string">
            <text:p text:style-name="P1">Triangle sides</text:p>
          </table:table-cell>
          <table:covered-table-cell/>
          <table:covered-table-cell/>
        </table:table-row>
        <table:table-row>
          <table:table-cell table:style-name="Tabella2.A1" office:value-type="string">
            <text:p text:style-name="P1"><draw:frame draw:style-name="fr7" draw:name="Oggetto17" text:anchor-type="as-char" svg:y="-0.215cm" svg:width="0.864cm" svg:height="0.369cm" draw:z-index="2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office:value-type="string">
            <text:p text:style-name="P2">I</text:p>
          </table:table-cell>
          <table:table-cell office:value-type="string">
            <text:p text:style-name="P2">a</text:p>
          </table:table-cell>
          <table:table-cell office:value-type="string">
            <text:p text:style-name="P2">c-b</text:p>
          </table:table-cell>
          <table:table-cell office:value-type="string">
            <text:p text:style-name="P2">d</text:p>
          </table:table-cell>
        </table:table-row>
        <table:table-row>
          <table:table-cell table:style-name="Tabella2.A1" office:value-type="string">
            <text:p text:style-name="P1"><draw:frame draw:style-name="fr7" draw:name="Oggetto18" text:anchor-type="as-char" svg:y="-0.215cm" svg:width="0.917cm" svg:height="0.37cm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office:value-type="string">
            <text:p text:style-name="P2">II</text:p>
          </table:table-cell>
          <table:table-cell office:value-type="string">
            <text:p text:style-name="P2">a</text:p>
          </table:table-cell>
          <table:table-cell office:value-type="string">
            <text:p text:style-name="P2">c+b</text:p>
          </table:table-cell>
          <table:table-cell office:value-type="string">
            <text:p text:style-name="P2">d</text:p>
          </table:table-cell>
        </table:table-row>
        <table:table-row>
          <table:table-cell table:style-name="Tabella2.A1" office:value-type="string">
            <text:p text:style-name="P1"><draw:frame draw:style-name="fr7" draw:name="Oggetto19" text:anchor-type="as-char" svg:y="-0.312cm" svg:width="0.818cm" svg:height="0.466cm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office:value-type="string">
            <text:p text:style-name="P2">III</text:p>
          </table:table-cell>
          <table:table-cell office:value-type="string">
            <text:p text:style-name="P2">a+b</text:p>
          </table:table-cell>
          <table:table-cell office:value-type="string">
            <text:p text:style-name="P2">c</text:p>
          </table:table-cell>
          <table:table-cell office:value-type="string">
            <text:p text:style-name="P2">d</text:p>
          </table:table-cell>
        </table:table-row>
        <table:table-row>
          <table:table-cell table:style-name="Tabella2.A1" office:value-type="string">
            <text:p text:style-name="P1"><draw:frame draw:style-name="fr7" draw:name="Oggetto20" text:anchor-type="as-char" svg:y="-0.312cm" svg:width="0.87cm" svg:height="0.466cm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office:value-type="string">
            <text:p text:style-name="P2">IV</text:p>
          </table:table-cell>
          <table:table-cell office:value-type="string">
            <text:p text:style-name="P2">a-b</text:p>
          </table:table-cell>
          <table:table-cell office:value-type="string">
            <text:p text:style-name="P2">c</text:p>
          </table:table-cell>
          <table:table-cell office:value-type="string">
            <text:p text:style-name="P2">d</text:p>
          </table:table-cell>
        </table:table-row>
      </table:table>
      <text:p text:style-name="P8"/>
      <text:p text:style-name="P12">For a triangle to exist the sum of the length of two sides must be higher than the other side. Mathematically <text:span text:style-name="T5">it can also be verified </text:span>using the Heron's<text:note text:id="ftn3" text:note-class="footnote"><text:note-citation>3</text:note-citation><text:note-body><text:p text:style-name="P5"><text:a xlink:type="simple" xlink:href="https://en.wikipedia.org/wiki/Heron%27s_formula" text:style-name="Internet_20_link" text:visited-style-name="Visited_20_Internet_20_Link">https://en.wikipedia.org/wiki/Heron%27s_formula</text:a> </text:p></text:note-body></text:note> formula to <text:span text:style-name="T5">compute</text:span> the area of <text:span text:style-name="T5">a </text:span>triangle: if <draw:frame draw:style-name="fr7" draw:name="Oggetto27" text:anchor-type="as-char" svg:y="-0.377cm" svg:width="1.588cm" svg:height="0.467cm" draw:z-index="25"><draw:object xlink:href="./Object 36" xlink:type="simple" xlink:show="embed" xlink:actuate="onLoad"/><draw:image xlink:href="./ObjectReplacements/Object 36" xlink:type="simple" xlink:show="embed" xlink:actuate="onLoad"/></draw:frame> <text:span text:style-name="T5">is </text:span>the length <text:span text:style-name="T5">of each side and </text:span><draw:frame draw:style-name="fr7" draw:name="Object8" text:anchor-type="as-char" svg:y="-0.386cm" svg:width="3.134cm" svg:height="0.508cm" draw:z-index="39"><draw:object xlink:href="./Object 28" xlink:type="simple" xlink:show="embed" xlink:actuate="onLoad"/><draw:image xlink:href="./ObjectReplacements/Object 28" xlink:type="simple" xlink:show="embed" xlink:actuate="onLoad"/></draw:frame> is the semi-perimeter, the are<text:span text:style-name="T5">a</text:span> <text:span text:style-name="T6">can be computed with</text:span> <draw:frame draw:style-name="fr7" draw:name="Object9" text:anchor-type="as-char" svg:y="-0.425cm" svg:width="5.362cm" svg:height="0.547cm" draw:z-index="40"><draw:object xlink:href="./Object 29" xlink:type="simple" xlink:show="embed" xlink:actuate="onLoad"/><draw:image xlink:href="./ObjectReplacements/Object 29" xlink:type="simple" xlink:show="embed" xlink:actuate="onLoad"/></draw:frame>. </text:p>
      <text:p text:style-name="P12">For a triangle to exist, the radicand of this equation must be positive.</text:p>
      <text:p text:style-name="P8">The area is also used to <text:span text:style-name="T6">determine </text:span>the height of the triangle with respect to the ground side <text:span text:style-name="T6">needed </text:span>to compute the angle itself using the <text:span text:style-name="T4">tan2()</text:span> function.</text:p>
      <text:h text:style-name="P22" text:outline-level="2">Trajectory of the a point integral to the floating bar.</text:h>
      <text:p text:style-name="P15">The trajectory of point<text:span text:style-name="T7">s</text:span> integral to the rotating bars <text:span text:style-name="T7">are</text:span> circumference<text:span text:style-name="T7">s</text:span>. The floating bar, on the contrary, has a complex <text:span text:style-name="T5">displacement</text:span> and the points integral to it move following interesting trajectories. In order to compute <text:span text:style-name="T5">them</text:span>, the displacement of the floating bar must be known.</text:p>
      <text:p text:style-name="P16"><draw:frame draw:style-name="fr4" draw:name="Cornice4" text:anchor-type="paragraph" svg:width="13.264cm" draw:z-index="29"><draw:text-box fo:min-height="10.241cm"><text:p text:style-name="P7"><draw:frame draw:style-name="fr6" draw:name="Immagine3" text:anchor-type="paragraph" svg:width="13.264cm" svg:height="10.241cm" style:rel-height="scale" draw:z-index="30"><draw:image xlink:href="../math02.svg" xlink:type="simple" xlink:show="embed" xlink:actuate="onLoad" draw:filter-name="&lt;Tutti i formati&gt;"/></draw:frame>fig. <text:sequence text:ref-name="reffig.2" text:name="fig." text:formula="ooow:fig.+1" style:num-format="1">3</text:sequence>: System of coordinates integral to the floating bar.</text:p></draw:text-box></draw:frame>The angle <draw:frame draw:style-name="fr7" draw:name="Oggetto21" text:anchor-type="as-char" svg:y="-0.219cm" svg:width="0.474cm" svg:height="0.326cm" draw:z-index="41"><draw:object xlink:href="./Object 30" xlink:type="simple" xlink:show="embed" xlink:actuate="onLoad"/><draw:image xlink:href="./ObjectReplacements/Object 30" xlink:type="simple" xlink:show="embed" xlink:actuate="onLoad"/></draw:frame> of the floating bar can be computed with the following equations (ref. <text:sequence-ref text:reference-format="category-and-value" text:ref-name="reffig.2">fig. 3</text:sequence-ref>)</text:p>
      <text:p text:style-name="P17"><draw:frame draw:style-name="fr7" draw:name="Oggetto22" text:anchor-type="as-char" svg:y="-0.889cm" svg:width="4.505cm" svg:height="1.545cm" draw:z-index="42"><draw:object xlink:href="./Object 31" xlink:type="simple" xlink:show="embed" xlink:actuate="onLoad"/><draw:image xlink:href="./ObjectReplacements/Object 31" xlink:type="simple" xlink:show="embed" xlink:actuate="onLoad"/></draw:frame></text:p>
      <text:p text:style-name="P18">therefore <draw:frame draw:style-name="fr7" draw:name="Oggetto23" text:anchor-type="as-char" svg:y="-0.637cm" svg:width="6.826cm" svg:height="1.03cm" draw:z-index="27"><draw:object xlink:href="./Object 32" xlink:type="simple" xlink:show="embed" xlink:actuate="onLoad"/><draw:image xlink:href="./ObjectReplacements/Object 32" xlink:type="simple" xlink:show="embed" xlink:actuate="onLoad"/></draw:frame> and <text:span text:style-name="T2">evenutally </text:span><text:soft-page-break/><text:span text:style-name="T2"><draw:frame draw:style-name="fr7" draw:name="Oggetto24" text:anchor-type="as-char" svg:y="-0.377cm" svg:width="7.967cm" svg:height="0.483cm" draw:z-index="28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9">The (x,y) coordinate of the point on the moving reference is transformed in the absolute coordinates (X,Y) of the ground reference using basic matrix algeb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14:13:14</meta:creation-date>
    <meta:editing-duration>PT1H49M6S</meta:editing-duration>
    <meta:editing-cycles>34</meta:editing-cycles>
    <meta:generator>LibreOffice/4.3.5.2$Windows_x86 LibreOffice_project/3a87456aaa6a95c63eea1c1b3201acedf0751bd5</meta:generator>
    <meta:initial-creator>Francesco Iovine</meta:initial-creator>
    <dc:date>2015-07-25T18:29:06.354000000</dc:date>
    <meta:document-statistic meta:table-count="2" meta:image-count="3" meta:object-count="36" meta:page-count="4" meta:paragraph-count="73" meta:word-count="672" meta:character-count="3964" meta:non-whitespace-character-count="3328"/>
  </office:meta>
</office:document-meta>
</file>

<file path=Object 1/content.xml><?xml version="1.0" encoding="utf-8"?>
<math xmlns="http://www.w3.org/1998/Math/MathML" display="block">
  <semantics>
    <mover accent="true">
      <mi>a</mi>
      <mo stretchy="false">⃗</mo>
    </mover>
    <annotation encoding="StarMath 5.0">vec{a}</annotation>
  </semantics>
</math>
</file>

<file path=Object 10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[</mo>
          <mrow>
            <mtable>
              <mtr>
                <mtd>
                  <mrow>
                    <mi>a</mi>
                    <mi>cos</mi>
                    <mi mathvariant="normal">α</mi>
                  </mrow>
                </mtd>
              </mtr>
              <mtr>
                <mtd>
                  <mrow>
                    <mi>a</mi>
                    <mi>sin</mi>
                    <mi mathvariant="normal">α</mi>
                  </mrow>
                </mtd>
              </mtr>
            </mtable>
          </mrow>
          <mo fence="true" stretchy="true">]</mo>
        </mrow>
      </mrow>
      <mi>;</mi>
      <mrow>
        <mover accent="true">
          <mi>c</mi>
          <mo stretchy="false">⃗</mo>
        </mover>
        <mo stretchy="false">=</mo>
        <mrow>
          <mo fence="true" stretchy="true">[</mo>
          <mrow>
            <mtable>
              <mtr>
                <mtd>
                  <mrow>
                    <mi>c</mi>
                    <mi>cos</mi>
                    <mi mathvariant="normal">β</mi>
                  </mrow>
                </mtd>
              </mtr>
              <mtr>
                <mtd>
                  <mrow>
                    <mi>c</mi>
                    <mi>sin</mi>
                    <mi mathvariant="normal">β</mi>
                  </mrow>
                </mtd>
              </mtr>
            </mtable>
          </mrow>
          <mo fence="true" stretchy="true">]</mo>
        </mrow>
      </mrow>
      <mi>;</mi>
      <mrow>
        <mover accent="true">
          <mi>d</mi>
          <mo stretchy="false">⃗</mo>
        </mover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vec{a} = left [ matrix{ a cos %alpha ## a sin %alpha }  right ] ;
vec{c} = left [ matrix { c cos %beta ## c sin %beta } right ] ;
vec{d} = left [ matrix { d ## 0 } right ]
</annotation>
  </semantics>
</math>
</file>

<file path=Object 11/content.xml><?xml version="1.0" encoding="utf-8"?>
<math xmlns="http://www.w3.org/1998/Math/MathML">
  <semantics>
    <mrow>
      <mrow>
        <mrow>
          <mover accent="true">
            <mrow>
              <mi>b</mi>
            </mrow>
            <mo stretchy="false">⃗</mo>
          </mover>
          <mo stretchy="false">=</mo>
          <mrow>
            <mrow>
              <mfenced open="[" close="]">
                <mrow>
                  <mtable>
                    <mtr>
                      <mtd>
                        <mrow>
                          <mi>d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i>c</mi>
                          <mi>cos</mi>
                          <mo stretchy="false">β</mo>
                        </mrow>
                      </mtd>
                    </mtr>
                    <mtr>
                      <mtd>
                        <mrow>
                          <mi>c</mi>
                          <mi>sin</mi>
                          <mo stretchy="false">β</mo>
                        </mrow>
                      </mtd>
                    </mtr>
                  </mtable>
                </mrow>
              </mfenced>
            </mrow>
            <mo stretchy="false">−</mo>
            <mfenced open="[" close="]">
              <mrow>
                <mtable>
                  <mtr>
                    <mtd>
                      <mrow>
                        <mi>a</mi>
                        <mi>cos</mi>
                        <mo stretchy="false">α</mo>
                      </mrow>
                    </mtd>
                  </mtr>
                  <mtr>
                    <mtd>
                      <mrow>
                        <mi>a</mi>
                        <mi>sin</mi>
                        <mo stretchy="false">α</mo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row>
                      <mi>d</mi>
                      <mo stretchy="false">+</mo>
                      <mi>c</mi>
                    </mrow>
                    <mi>cos</mi>
                    <mrow>
                      <mo stretchy="false">β</mo>
                      <mo stretchy="false">−</mo>
                      <mi>a</mi>
                    </mrow>
                    <mi>cos</mi>
                    <mo stretchy="false">α</mo>
                  </mrow>
                </mtd>
              </mtr>
              <mtr>
                <mtd>
                  <mrow>
                    <mi>c</mi>
                    <mi>sin</mi>
                    <mrow>
                      <mo stretchy="false">β</mo>
                      <mo stretchy="false">−</mo>
                      <mi>a</mi>
                    </mrow>
                    <mi>sin</mi>
                    <mo stretchy="false">α</mo>
                  </mrow>
                </mtd>
              </mtr>
            </mtable>
          </mrow>
        </mfenced>
      </mrow>
    </mrow>
    <annotation encoding="StarMath 5.0">vec{b} = left [ matrix { d ## 0 } right ] + left [ matrix { c cos %beta ## c sin %beta } right ] - left [ matrix { a cos %alpha ## a sin %alpha } right ] = 
left [ matrix { d + c cos %beta - a cos %alpha ## c sin %beta - a sin %alpha } right ]</annotation>
  </semantics>
</math>
</file>

<file path=Object 12/content.xml><?xml version="1.0" encoding="utf-8"?>
<math xmlns="http://www.w3.org/1998/Math/MathML">
  <semantics>
    <mrow>
      <mrow>
        <mi>a</mi>
        <mo stretchy="false">=</mo>
        <mrow>
          <mo stretchy="false">∣</mo>
          <mrow>
            <mover accent="true">
              <mi>a</mi>
              <mo stretchy="false">⃗</mo>
            </mover>
          </mrow>
          <mo stretchy="false">∣</mo>
        </mrow>
      </mrow>
      <mi>,</mi>
      <mrow>
        <mi>b</mi>
        <mo stretchy="false">=</mo>
        <mrow>
          <mo stretchy="false">∣</mo>
          <mrow>
            <mover accent="true">
              <mi>b</mi>
              <mo stretchy="false">⃗</mo>
            </mover>
          </mrow>
          <mo stretchy="false">∣</mo>
        </mrow>
      </mrow>
      <mi>,</mi>
      <mrow>
        <mi>c</mi>
        <mo stretchy="false">=</mo>
        <mrow>
          <mo stretchy="false">∣</mo>
          <mrow>
            <mover accent="true">
              <mi>c</mi>
              <mo stretchy="false">⃗</mo>
            </mover>
          </mrow>
          <mo stretchy="false">∣</mo>
        </mrow>
      </mrow>
      <mi>,</mi>
      <mrow>
        <mi>d</mi>
        <mo stretchy="false">=</mo>
        <mrow>
          <mo stretchy="false">∣</mo>
          <mrow>
            <mover accent="true">
              <mi>d</mi>
              <mo stretchy="false">⃗</mo>
            </mover>
          </mrow>
          <mo stretchy="false">∣</mo>
        </mrow>
      </mrow>
    </mrow>
    <annotation encoding="StarMath 5.0">a = lline vec a rline , b = lline vec b rline , c = lline vec c rline , d = lline vec d rline </annotation>
  </semantics>
</math>
</file>

<file path=Object 1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4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>d</mi>
                  <mo stretchy="false">+</mo>
                  <mi>c</mi>
                </mrow>
                <mi>cos</mi>
                <mrow>
                  <mi mathvariant="normal">β</mi>
                  <mo stretchy="false">−</mo>
                  <mi>a</mi>
                </mrow>
                <mi>cos</mi>
                <mi mathvariant="normal">α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c</mi>
                <mi>sin</mi>
                <mrow>
                  <mi mathvariant="normal">β</mi>
                  <mo stretchy="false">−</mo>
                  <mi>a</mi>
                </mrow>
                <mi>sin</mi>
                <mi mathvariant="normal">α</mi>
              </mrow>
            </mrow>
            <mo fence="true" stretchy="false">)</mo>
          </mrow>
          <mn>2</mn>
        </msup>
      </mrow>
    </msqrt>
    <annotation encoding="StarMath 5.0">sqrt{( d + c cos %beta - a cos %alpha)^2 + (c sin %beta -  a sin %alpha)^2} </annotation>
  </semantics>
</math>
</file>

<file path=Object 15/content.xml><?xml version="1.0" encoding="utf-8"?>
<math xmlns="http://www.w3.org/1998/Math/MathML" display="block">
  <semantics>
    <mrow>
      <msup>
        <mi>b</mi>
        <mn>2</mn>
      </msup>
      <mo stretchy="false">=</mo>
      <mrow>
        <msup>
          <mrow>
            <mo fence="true" stretchy="false">(</mo>
            <mrow>
              <mrow>
                <mrow>
                  <mi>d</mi>
                  <mo stretchy="false">+</mo>
                  <mi>cos</mi>
                </mrow>
                <mrow>
                  <mi mathvariant="normal">β</mi>
                  <mo stretchy="false">−</mo>
                  <mi>a</mi>
                </mrow>
                <mi>cos</mi>
                <mi mathvariant="normal">α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c</mi>
                <mi>sin</mi>
                <mrow>
                  <mi mathvariant="normal">β</mi>
                  <mo stretchy="false">−</mo>
                  <mi>a</mi>
                </mrow>
                <mi>sin</mi>
                <mi mathvariant="normal">α</mi>
              </mrow>
            </mrow>
            <mo fence="true" stretchy="false">)</mo>
          </mrow>
          <mn>2</mn>
        </msup>
      </mrow>
    </mrow>
    <annotation encoding="StarMath 5.0">b^2 = (d + cos %beta - a cos %alpha) ^2 + ( c sin %beta - a sin %alpha )^2</annotation>
  </semantics>
</math>
</file>

<file path=Object 16/content.xml><?xml version="1.0" encoding="utf-8"?>
<math xmlns="http://www.w3.org/1998/Math/MathML" display="block">
  <semantics>
    <mrow>
      <mrow>
        <msup>
          <mi>a</mi>
          <mn>2</mn>
        </msup>
        <mo stretchy="false">−</mo>
        <msup>
          <mi>b</mi>
          <mn>2</mn>
        </msup>
        <mo stretchy="false">+</mo>
        <msup>
          <mi>c</mi>
          <mn>2</mn>
        </msup>
        <mo stretchy="false">+</mo>
        <msup>
          <mi>d</mi>
          <mn>2</mn>
        </msup>
        <mo stretchy="false">−</mo>
        <mn>2</mn>
      </mrow>
      <mi>a</mi>
      <mi>d</mi>
      <mi>cos</mi>
      <mrow>
        <mi mathvariant="normal">β</mi>
        <mo stretchy="false">+</mo>
        <mn>2</mn>
      </mrow>
      <mi>c</mi>
      <mi>d</mi>
      <mi>cos</mi>
      <mrow>
        <mi mathvariant="normal">β</mi>
        <mo stretchy="false">−</mo>
        <mn>2</mn>
      </mrow>
      <mi>a</mi>
      <mi>c</mi>
      <mi>cos</mi>
      <mrow>
        <mrow>
          <mo fence="true" stretchy="false">(</mo>
          <mrow>
            <mrow>
              <mi mathvariant="normal">α</mi>
              <mo stretchy="false">−</mo>
              <mi mathvariant="normal">β</mi>
            </mrow>
          </mrow>
          <mo fence="true" stretchy="false">)</mo>
        </mrow>
        <mo stretchy="false">=</mo>
        <mn>0</mn>
      </mrow>
    </mrow>
    <annotation encoding="StarMath 5.0">a^2 - b^2 + c^2 +d^2 - 2 a d cos %beta + 2 c d cos %beta - 2 a c cos ( %alpha - %beta ) = 0</annotation>
  </semantics>
</math>
</file>

<file path=Object 1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8/content.xml><?xml version="1.0" encoding="utf-8"?>
<math xmlns="http://www.w3.org/1998/Math/MathML" display="block">
  <semantics>
    <mrow>
      <mrow>
        <mi>y</mi>
        <mo stretchy="false">=</mo>
        <mrow>
          <msup>
            <mi>a</mi>
            <mn>2</mn>
          </msup>
          <mo stretchy="false">−</mo>
          <msup>
            <mi>b</mi>
            <mn>2</mn>
          </msup>
          <mo stretchy="false">+</mo>
          <msup>
            <mi>c</mi>
            <mn>2</mn>
          </msup>
          <mo stretchy="false">+</mo>
          <msup>
            <mi>d</mi>
            <mn>2</mn>
          </msup>
          <mo stretchy="false">−</mo>
          <mn>2</mn>
        </mrow>
      </mrow>
      <mi>a</mi>
      <mi>d</mi>
      <mi>cos</mi>
      <mrow>
        <mi mathvariant="normal">β</mi>
        <mo stretchy="false">+</mo>
        <mn>2</mn>
      </mrow>
      <mi>c</mi>
      <mi>d</mi>
      <mi>cos</mi>
      <mrow>
        <mi mathvariant="normal">β</mi>
        <mo stretchy="false">−</mo>
        <mn>2</mn>
      </mrow>
      <mi>a</mi>
      <mi>c</mi>
      <mi>cos</mi>
      <mrow>
        <mo fence="true" stretchy="false">(</mo>
        <mrow>
          <mrow>
            <mi mathvariant="normal">α</mi>
            <mo stretchy="false">−</mo>
            <mi mathvariant="normal">β</mi>
          </mrow>
        </mrow>
        <mo fence="true" stretchy="false">)</mo>
      </mrow>
    </mrow>
    <annotation encoding="StarMath 5.0">y = a^2 - b^2 + c^2 +d^2 - 2 a d cos %beta + 2 c d cos %beta - 2 a c cos ( %alpha - %beta )</annotation>
  </semantics>
</math>
</file>

<file path=Object 19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{b}</annotation>
  </semantics>
</math>
</file>

<file path=Object 2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1/content.xml><?xml version="1.0" encoding="utf-8"?>
<math xmlns="http://www.w3.org/1998/Math/MathML" display="block">
  <semantics>
    <mi mathvariant="normal">α</mi>
    <annotation encoding="StarMath 5.0">%alpha </annotation>
  </semantics>
</math>
</file>

<file path=Object 22/content.xml><?xml version="1.0" encoding="utf-8"?>
<math xmlns="http://www.w3.org/1998/Math/MathML" display="block">
  <semantics>
    <mi mathvariant="normal">β</mi>
    <annotation encoding="StarMath 5.0">%beta</annotation>
  </semantics>
</math>
</file>

<file path=Object 23/content.xml><?xml version="1.0" encoding="utf-8"?>
<math xmlns="http://www.w3.org/1998/Math/MathML" display="block">
  <semantics>
    <mrow>
      <mi mathvariant="normal">π</mi>
      <mo stretchy="false">/</mo>
      <mn>2</mn>
    </mrow>
    <annotation encoding="StarMath 5.0">%pi/2</annotation>
  </semantics>
</math>
</file>

<file path=Object 24/content.xml><?xml version="1.0" encoding="utf-8"?>
<math xmlns="http://www.w3.org/1998/Math/MathML" display="block">
  <semantics>
    <msub>
      <mi mathvariant="normal">α</mi>
      <mi mathvariant="italic">min</mi>
    </msub>
    <annotation encoding="StarMath 5.0">%alpha_{min}</annotation>
  </semantics>
</math>
</file>

<file path=Object 25/content.xml><?xml version="1.0" encoding="utf-8"?>
<math xmlns="http://www.w3.org/1998/Math/MathML" display="block">
  <semantics>
    <msub>
      <mi mathvariant="normal">α</mi>
      <mi mathvariant="italic">max</mi>
    </msub>
    <annotation encoding="StarMath 5.0">%alpha_{max}</annotation>
  </semantics>
</math>
</file>

<file path=Object 26/content.xml><?xml version="1.0" encoding="utf-8"?>
<math xmlns="http://www.w3.org/1998/Math/MathML" display="block">
  <semantics>
    <msub>
      <mi mathvariant="normal">β</mi>
      <mi mathvariant="italic">min</mi>
    </msub>
    <annotation encoding="StarMath 5.0">%beta_{min}</annotation>
  </semantics>
</math>
</file>

<file path=Object 27/content.xml><?xml version="1.0" encoding="utf-8"?>
<math xmlns="http://www.w3.org/1998/Math/MathML" display="block">
  <semantics>
    <msub>
      <mi mathvariant="normal">β</mi>
      <mi mathvariant="italic">max</mi>
    </msub>
    <annotation encoding="StarMath 5.0">%beta_{max}</annotation>
  </semantics>
</math>
</file>

<file path=Object 28/content.xml><?xml version="1.0" encoding="utf-8"?>
<math xmlns="http://www.w3.org/1998/Math/MathML">
  <semantics>
    <mrow>
      <mrow>
        <mi>p</mi>
        <mo stretchy="false">=</mo>
        <mrow>
          <mrow>
            <mo stretchy="false">(</mo>
            <mrow>
              <mrow>
                <mrow>
                  <mi mathvariant="italic">la</mi>
                  <mo stretchy="false">+</mo>
                  <mi mathvariant="italic">lb</mi>
                </mrow>
                <mo stretchy="false">+</mo>
                <mi mathvariant="italic">lc</mi>
              </mrow>
            </mrow>
            <mo stretchy="false">)</mo>
          </mrow>
          <mo stretchy="false">/</mo>
          <mn>2</mn>
        </mrow>
      </mrow>
    </mrow>
    <annotation encoding="StarMath 5.0">p = (la+lb+lc) / 2</annotation>
  </semantics>
</math>
</file>

<file path=Object 29/content.xml><?xml version="1.0" encoding="utf-8"?>
<math xmlns="http://www.w3.org/1998/Math/MathML">
  <semantics>
    <mrow>
      <mrow>
        <mi>A</mi>
        <mo stretchy="false">=</mo>
        <msqrt>
          <mrow>
            <mi>p</mi>
            <mrow>
              <mo stretchy="false">(</mo>
              <mrow>
                <mrow>
                  <mi>p</mi>
                  <mo stretchy="false">−</mo>
                  <mi mathvariant="italic">la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 mathvariant="italic">l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 mathvariant="italic">lc</mi>
                </mrow>
              </mrow>
              <mo stretchy="false">)</mo>
            </mrow>
          </mrow>
        </msqrt>
      </mrow>
    </mrow>
    <annotation encoding="StarMath 5.0">A = sqrt{ p (p-la) (p-lb) (p-lc) }</annotation>
  </semantics>
</math>
</file>

<file path=Object 3/content.xml><?xml version="1.0" encoding="utf-8"?>
<math xmlns="http://www.w3.org/1998/Math/MathML" display="block">
  <semantics>
    <mover accent="true">
      <mi>c</mi>
      <mo stretchy="false">⃗</mo>
    </mover>
    <annotation encoding="StarMath 5.0">vec{c}</annotation>
  </semantics>
</math>
</file>

<file path=Object 3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over accent="true">
                <mi mathvariant="italic">AH</mi>
                <mo>¯</mo>
              </mover>
              <mo stretchy="false">=</mo>
              <mi>a</mi>
            </mrow>
            <mi>sin</mi>
            <mi mathvariant="normal">α</mi>
          </mrow>
        </mtd>
      </mtr>
      <mtr>
        <mtd>
          <mrow>
            <mrow>
              <mover accent="true">
                <mrow>
                  <mi mathvariant="italic">BH</mi>
                  <mi>'</mi>
                </mrow>
                <mo>¯</mo>
              </mover>
              <mo stretchy="false">=</mo>
              <mi>c</mi>
            </mrow>
            <mi>sin</mi>
            <mi mathvariant="normal">β</mi>
          </mrow>
        </mtd>
      </mtr>
      <mtr>
        <mtd>
          <mrow>
            <mrow>
              <mover accent="true">
                <mrow>
                  <mi mathvariant="italic">HH</mi>
                  <mi>'</mi>
                </mrow>
                <mo>¯</mo>
              </mover>
              <mo stretchy="false">=</mo>
              <mrow>
                <mi>d</mi>
                <mo stretchy="false">+</mo>
                <mi>c</mi>
              </mrow>
            </mrow>
            <mi>cos</mi>
            <mrow>
              <mi mathvariant="normal">β</mi>
              <mo stretchy="false">−</mo>
              <mi>a</mi>
            </mrow>
            <mi>cos</mi>
            <mi mathvariant="normal">α</mi>
          </mrow>
        </mtd>
      </mtr>
    </mtable>
    <annotation encoding="StarMath 5.0">matrix{
	overline{ AH } = a sin %alpha ##
	overline{ BH' } = c sin %beta ##
	overline{ HH' } = d + c cos %beta - a cos %alpha
	}
	</annotation>
  </semantics>
</math>
</file>

<file path=Object 32/content.xml><?xml version="1.0" encoding="utf-8"?>
<math xmlns="http://www.w3.org/1998/Math/MathML" display="block">
  <semantics>
    <mrow>
      <mi>tan</mi>
      <mrow>
        <mi mathvariant="normal">γ</mi>
        <mo stretchy="false">=</mo>
        <mfrac>
          <mrow>
            <mover accent="true">
              <mrow>
                <mi mathvariant="italic">BH</mi>
                <mi>'</mi>
              </mrow>
              <mo>¯</mo>
            </mover>
            <mi>–</mi>
            <mover accent="true">
              <mi mathvariant="italic">AH</mi>
              <mo>¯</mo>
            </mover>
          </mrow>
          <mover accent="true">
            <mrow>
              <mi mathvariant="italic">HH</mi>
              <mi>'</mi>
            </mrow>
            <mo>¯</mo>
          </mover>
        </mfrac>
        <mo stretchy="false">=</mo>
        <mfrac>
          <mrow>
            <mi>c</mi>
            <mi>sin</mi>
            <mrow>
              <mi mathvariant="normal">β</mi>
              <mo stretchy="false">−</mo>
              <mi>a</mi>
            </mrow>
            <mi>sin</mi>
            <mi mathvariant="normal">α</mi>
          </mrow>
          <mrow>
            <mrow>
              <mi>d</mi>
              <mo stretchy="false">+</mo>
              <mi>c</mi>
            </mrow>
            <mi>cos</mi>
            <mrow>
              <mi mathvariant="normal">β</mi>
              <mo stretchy="false">−</mo>
              <mi>a</mi>
            </mrow>
            <mi>cos</mi>
            <mi mathvariant="normal">α</mi>
          </mrow>
        </mfrac>
      </mrow>
    </mrow>
    <annotation encoding="StarMath 5.0">tan %gamma = {{ overline{BH'} – overline{AH }} over overline{HH'}} = { c sin %beta - a sin %alpha } over {  d+ c cos %beta - a cos %alpha }</annotation>
  </semantics>
</math>
</file>

<file path=Object 33/content.xml><?xml version="1.0" encoding="utf-8"?>
<math xmlns="http://www.w3.org/1998/Math/MathML" display="block">
  <semantics>
    <mrow>
      <mrow>
        <mi mathvariant="normal">γ</mi>
        <mo stretchy="false">=</mo>
        <mi mathvariant="italic">atan</mi>
      </mrow>
      <mn>2</mn>
      <mrow>
        <mo fence="true" stretchy="false">(</mo>
        <mrow>
          <mrow>
            <mi>c</mi>
            <mi>sin</mi>
            <mrow>
              <mi mathvariant="normal">β</mi>
              <mo stretchy="false">−</mo>
              <mi>a</mi>
            </mrow>
            <mi>sin</mi>
            <mi mathvariant="normal">α</mi>
            <mi>,</mi>
            <mrow>
              <mi>d</mi>
              <mo stretchy="false">+</mo>
              <mi>c</mi>
            </mrow>
            <mi>cos</mi>
            <mrow>
              <mi mathvariant="normal">β</mi>
              <mo stretchy="false">−</mo>
              <mi>a</mi>
            </mrow>
            <mi>cos</mi>
            <mi mathvariant="normal">α</mi>
          </mrow>
        </mrow>
        <mo fence="true" stretchy="false">)</mo>
      </mrow>
    </mrow>
    <annotation encoding="StarMath 5.0">%gamma = atan2( c sin %beta - a sin %alpha , d+ c cos %beta - a cos %alpha )</annotation>
  </semantics>
</math>
</file>

<file path=Object 3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5/content.xml><?xml version="1.0" encoding="utf-8"?>
<math xmlns="http://www.w3.org/1998/Math/MathML" display="block">
  <semantics>
    <mi mathvariant="normal">β</mi>
    <annotation encoding="StarMath 5.0">%beta</annotation>
  </semantics>
</math>
</file>

<file path=Object 36/content.xml><?xml version="1.0" encoding="utf-8"?>
<math xmlns="http://www.w3.org/1998/Math/MathML" display="block">
  <semantics>
    <mrow>
      <mi mathvariant="italic">la</mi>
      <mi>,</mi>
      <mi mathvariant="italic">lb</mi>
      <mi>,</mi>
      <mi mathvariant="italic">lc</mi>
    </mrow>
    <annotation encoding="StarMath 5.0">la, lb, lc</annotation>
  </semantics>
</math>
</file>

<file path=Object 4/content.xml><?xml version="1.0" encoding="utf-8"?>
<math xmlns="http://www.w3.org/1998/Math/MathML" display="block">
  <semantics>
    <mover accent="true">
      <mi>d</mi>
      <mo stretchy="false">⃗</mo>
    </mover>
    <annotation encoding="StarMath 5.0">vec{d}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i mathvariant="normal">β</mi>
    <annotation encoding="StarMath 5.0">%beta</annotation>
  </semantics>
</math>
</file>

<file path=Object 7/content.xml><?xml version="1.0" encoding="utf-8"?>
<math xmlns="http://www.w3.org/1998/Math/MathML">
  <semantics>
    <mrow>
      <mo stretchy="false">α</mo>
      <mo stretchy="false">→</mo>
      <mo stretchy="false">β</mo>
    </mrow>
    <annotation encoding="StarMath 5.0">%alpha rightarrow %beta</annotation>
  </semantics>
</math>
</file>

<file path=Object 8/content.xml><?xml version="1.0" encoding="utf-8"?>
<math xmlns="http://www.w3.org/1998/Math/MathML">
  <semantics>
    <mrow>
      <mrow>
        <mrow>
          <mover accent="true">
            <mrow>
              <mi>a</mi>
            </mrow>
            <mo stretchy="false">⃗</mo>
          </mover>
          <mo stretchy="false">+</mo>
          <mover accent="true">
            <mrow>
              <mi>b</mi>
            </mrow>
            <mo stretchy="false">⃗</mo>
          </mover>
        </mrow>
        <mo stretchy="false">=</mo>
        <mrow>
          <mover accent="true">
            <mrow>
              <mi>d</mi>
            </mrow>
            <mo stretchy="false">⃗</mo>
          </mover>
          <mo stretchy="false">+</mo>
          <mover accent="true">
            <mrow>
              <mi>c</mi>
            </mrow>
            <mo stretchy="false">⃗</mo>
          </mover>
        </mrow>
      </mrow>
    </mrow>
    <annotation encoding="StarMath 5.0">vec{a} + vec{b} = vec{d}+vec{c}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row>
          <mover accent="true">
            <mrow>
              <mi>d</mi>
            </mrow>
            <mo stretchy="false">⃗</mo>
          </mover>
          <mo stretchy="false">+</mo>
          <mover accent="true">
            <mrow>
              <mi>c</mi>
            </mrow>
            <mo stretchy="false">⃗</mo>
          </mover>
        </mrow>
      </mrow>
      <mi>–</mi>
      <mover accent="true">
        <mrow>
          <mi>a</mi>
        </mrow>
        <mo stretchy="false">⃗</mo>
      </mover>
    </mrow>
    <annotation encoding="StarMath 5.0">vec{b} = vec{d} + vec{c} – vec{a}</annotation>
  </semantics>
</math>
</file>